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054" officeooo:paragraph-rsid="001a896c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728e9" officeooo:paragraph-rsid="001a896c" style:text-blinking="false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69540" officeooo:paragraph-rsid="001a896c" style:text-blinking="false" style:font-size-asian="12pt" style:font-style-asian="italic" style:font-size-complex="12pt" style:font-style-complex="italic"/>
    </style:style>
    <style:style style:name="P4" style:family="paragraph" style:parent-style-name="Standard">
      <style:text-properties officeooo:rsid="001872e1" officeooo:paragraph-rsid="001a896c"/>
    </style:style>
    <style:style style:name="P5" style:family="paragraph" style:parent-style-name="Standard">
      <style:text-properties officeooo:rsid="0019047b" officeooo:paragraph-rsid="001a896c"/>
    </style:style>
    <style:style style:name="P6" style:family="paragraph" style:parent-style-name="Standard">
      <style:text-properties style:font-name="Liberation Serif" fo:font-style="italic" officeooo:rsid="0019047b" officeooo:paragraph-rsid="001a896c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1a6f59" officeooo:paragraph-rsid="001a896c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1af6b1" officeooo:paragraph-rsid="001a896c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1ce040" officeooo:paragraph-rsid="001a896c" style:font-style-asian="italic" style:font-style-complex="italic"/>
    </style:style>
    <style:style style:name="P10" style:family="paragraph" style:parent-style-name="Standard">
      <style:text-properties officeooo:rsid="001a6f59" officeooo:paragraph-rsid="001a896c"/>
    </style:style>
    <style:style style:name="P11" style:family="paragraph" style:parent-style-name="Standard">
      <style:text-properties officeooo:rsid="001af6b1" officeooo:paragraph-rsid="001a896c"/>
    </style:style>
    <style:style style:name="P12" style:family="paragraph" style:parent-style-name="Standard">
      <style:text-properties officeooo:rsid="001b56d7" officeooo:paragraph-rsid="001a896c"/>
    </style:style>
    <style:style style:name="P13" style:family="paragraph" style:parent-style-name="Standard">
      <style:text-properties officeooo:rsid="001cc5c9" officeooo:paragraph-rsid="001a896c"/>
    </style:style>
    <style:style style:name="P14" style:family="paragraph" style:parent-style-name="Standard">
      <style:text-properties officeooo:rsid="001ce040" officeooo:paragraph-rsid="001a896c"/>
    </style:style>
    <style:style style:name="P15" style:family="paragraph" style:parent-style-name="Standard">
      <style:text-properties style:font-name="Dudu Cyryllic" officeooo:rsid="001ce040" officeooo:paragraph-rsid="001a896c"/>
    </style:style>
    <style:style style:name="P16" style:family="paragraph" style:parent-style-name="Standard">
      <style:text-properties officeooo:rsid="002a3246" officeooo:paragraph-rsid="001a896c"/>
    </style:style>
    <style:style style:name="T1" style:family="text">
      <style:text-properties officeooo:rsid="0019047b"/>
    </style:style>
    <style:style style:name="T2" style:family="text">
      <style:text-properties officeooo:rsid="001cc5c9"/>
    </style:style>
    <style:style style:name="T3" style:family="text">
      <style:text-properties officeooo:rsid="010b8f54"/>
    </style:style>
    <style:style style:name="T4" style:family="text">
      <style:text-properties officeooo:rsid="00f33648"/>
    </style:style>
    <style:style style:name="T5" style:family="text">
      <style:text-properties officeooo:rsid="0303cc0a"/>
    </style:style>
    <style:style style:name="T6" style:family="text">
      <style:text-properties officeooo:rsid="001a6f59"/>
    </style:style>
    <style:style style:name="T7" style:family="text">
      <style:text-properties officeooo:rsid="001b56d7"/>
    </style:style>
    <style:style style:name="T8" style:family="text">
      <style:text-properties officeooo:rsid="001ce040"/>
    </style:style>
    <style:style style:name="T9" style:family="text">
      <style:text-properties officeooo:rsid="001e1054"/>
    </style:style>
    <style:style style:name="T10" style:family="text">
      <style:text-properties officeooo:rsid="00f395ed"/>
    </style:style>
    <style:style style:name="T11" style:family="text">
      <style:text-properties officeooo:rsid="004e0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В Ленинград мы <text:span text:style-name="T1">по</text:span>ехали через Москву.</text:p>
      <text:p text:style-name="P5">Из нашей школы <text:span text:style-name="T2">кроме меня и Людмилы Константиновны </text:span>в экскурсии участвовали <text:span text:style-name="T2">две девочки моего класса, а из параллельного Вера Литвинова и Толик Судак</text:span>; остальные экскурсанты — ученики других школ города и <text:span text:style-name="T3">с ними </text:span>дв<text:span text:style-name="T4">а</text:span> преподавател<text:span text:style-name="T4">я</text:span>.</text:p>
      <text:p text:style-name="P5">В Москву поезд прибыл утром и там мы провели весь день, который принёс мне три открытия.</text:p>
      <text:p text:style-name="P5">Сначала мне открылось, что бывают вещие сны. </text:p>
      <text:p text:style-name="P5">В это время нашу экскурсию возили по городу — «посмотрите налево; посмотрите направо» — и в одном месте зачем-то всех позвали выйти из автобуса.</text:p>
      <text:p text:style-name="P5">Мои спутники шагали, слушая гида, а я приотстал. И тут мне вдруг показался очень <text:span text:style-name="T5">таким</text:span> знакомым и <text:span text:style-name="T5">вон </text:span>тот мост без реки, и далёкое высотное здание МГУ, и даже этот вот запертый ларёк.</text:p>
      <text:p text:style-name="P5">Кто-то из наших обернулся и крикнул мне:</text:p>
      <text:p text:style-name="P5">- Не отставай — без тебя уедем!</text:p>
      <text:p text:style-name="P5">А я ответил:</text:p>
      <text:p text:style-name="P5">- Повернёте обратно и — я окажусь первым.</text:p>
      <text:p text:style-name="P5">И <text:span text:style-name="T3">в этот миг</text:span> я вдруг вспомнил, что всё это уже видел в мельчайших подробностях, и слова эти уже говорил во сне приснившемся мне неделю назад.</text:p>
      <text:p text:style-name="P5">Меня это так поразило, что я даже остановился, но долго задумываться мне не дали — экскурсия и впрямь вернулась к автобусу.</text:p>
      <text:p text:style-name="P5"/>
      <text:p text:style-name="P6"><text:span text:style-name="T4">(...в</text:span> дальнейшей жизни у меня не раз случались такие наплывы <text:span text:style-name="T6">попадания в когда-то </text:span><text:s/>виденны<text:span text:style-name="T6">е</text:span> сн<text:span text:style-name="T6">ы</text:span>.</text:p>
      <text:p text:style-name="P7">Иногда припоминание виденного на долю секунды опережает реальное развитие событий. <text:s/></text:p>
      <text:p text:style-name="P7">Я знаю кто и что сейчас скажет, какой сделает жест, потому что происходящее как бы эхо <text:span text:style-name="T5">когда-то </text:span>уже виденного сна.</text:p>
      <text:p text:style-name="P7">Протяжённость таких моментов невелика, а между сном и его эхом иногда проходят годы.</text:p>
      <text:p text:style-name="P7">Я ни с кем не дели<text:span text:style-name="T4">л</text:span>ся своим открытием, а через много лет <text:span text:style-name="T1">—</text:span> с облегчением и разочарованием <text:span text:style-name="T1">—</text:span> <text:s/>узнал, что так<text:span text:style-name="T5">ое</text:span> случается не только со мно<text:span text:style-name="T5">й</text:span>, и что у шотландцев даже есть особый термин этому явлению: «второе увидение»...<text:span text:style-name="T4">)</text:span></text:p>
      <text:p text:style-name="P7"/>
      <text:p text:style-name="P10">Для второго открытия нам пришлось поехать на Всесоюзную Выставку Достижений Народного Хозяйства — ВДНХ.</text:p>
      <text:p text:style-name="P10">Там нас повели в павильон космонавтики, перед которым высилась белая стрела космического корабля типа «Восток», на котором летал Гагарин.</text:p>
      <text:p text:style-name="P10">В очень просторном павильоне между стендов и макетов, и манекенов в красных скафандрах и белых шлемах, бродили сразу несколько экскурсий.</text:p>
      <text:p text:style-name="P10">Не знаю в какой что рассказывали, но наш экскурсовод повторял то, что всем и без него известно, поэтому я то отставал, то забегал вперёд, а в какой-то момент свернул в широкую боковую дверь.</text:p>
      <text:p text:style-name="P11">Каменные ступени вели вверх, а над ними висела надпись «Павильон Оптики».</text:p>
      <text:p text:style-name="P11">Я поднялся до площадки, где ступени заворачивали к стеклянным дверям в сам павильон. </text:p>
      <text:p text:style-name="P11">Но дальше не пошёл. Меня заворожила феерия цвета и воздушности, развернувшаяся на площадке.</text:p>
      <text:p text:style-name="P11">Кубометр пространства словно заполненный семейством мыльных пузырей — <text:s/>от совсем крохотных до громадных, неподвижно застывших, переливающихся радостными цветами всевозможных оттенков радуги. </text:p>
      <text:p text:style-name="P11">Восторг, восторг!</text:p>
      <text:p text:style-name="P11">Кто-то из конотопских школьников приметил, как я свернул в эту дверь. Меня окликнули снизу «уходим!»</text:p>
      <text:p text:style-name="P11"><text:soft-page-break/>Я посмотрел вверх на стеклянную дверь, куда мне не суждено войти, и вернулся к своим. </text:p>
      <text:p text:style-name="P11"/>
      <text:p text:style-name="P8"><text:span text:style-name="T4">(...ч</text:span>то было за той дверью я не знаю, а открытие <text:span text:style-name="T4">состоит </text:span>в том, что порой один шаг в сторону от протóренной колеи открывает новые блистающие миры, но шаг в сторону — это попытка к бегству...<text:span text:style-name="T4">)</text:span></text:p>
      <text:p text:style-name="P8"/>
      <text:p text:style-name="P11">Заключительное — третье — открытие подстерегало в Государственном Универсальном Магазине на Красной площади, куда мы приехали уже без экскурсовода.</text:p>
      <text:p text:style-name="P11">Там я узнал, что мечты сбываются, просто надо быть готовым к их исполнению.</text:p>
      <text:p text:style-name="P11">На входе в ГУМ нам сказали собраться в этом же месте через полчаса и распустили в свободный поиск.</text:p>
      <text:p text:style-name="P11">Изнутри ГУМ смахивает на трюм океанского лайнера-великана — <text:span text:style-name="T7">пустой в центре с многоэтажными переходами вдоль бортов.</text:span></text:p>
      <text:p text:style-name="P12">В одном из отсеков на третьем этаже нашёлся биллиард моей мечты. И ровно за десять рублей.</text:p>
      <text:p text:style-name="P12">Как же я проклинал свою несдержанность!</text:p>
      <text:p text:style-name="P12">На деньги выданные мне мамой я успел уже съесть два мороженых — одно утром на вокзале, и второе на ВДНХ.</text:p>
      <text:p text:style-name="P12">Пришлось сказать мечте «прощай» и, с горя, я съел ещё одно — прямо в ГУМе.</text:p>
      <text:p text:style-name="P12">Под вечер, усталые, но довольные (если не вспоминать осечку с биллиардом), мы выехали из Москвы в Ленинград.</text:p>
      <text:p text:style-name="P12"/>
      <text:p text:style-name="P13">В городе на Неве нас поставили на постой в какую-то школу на Васильевском острове, недалеко от Зоосада.</text:p>
      <text:p text:style-name="P13">В школе нам отвели половину спортивного зала, так как вторую половину уже занимала экскурсия из Полтавы.</text:p>
      <text:p text:style-name="P13">Мы их не стеснили — спортзал был очень просторным — только забрали часть чёрных физкультурных матов, служивших матрасами.</text:p>
      <text:p text:style-name="P13">В комплект к матам выдавались суконные одеяла, так что спали мы с бóльшим комфортом, чем королевский двор Франции при бегстве из Парижа в «Двадцат<text:span text:style-name="T4">ь</text:span> <text:span text:style-name="T4">лет</text:span> <text:span text:style-name="T4">с</text:span>пустя» у Александра Дюма.</text:p>
      <text:p text:style-name="P13">Для трёхразовой кормёжки мы ходили за пару кварталов к горбатому мосту над Мойкой, в столовую на другом берегу. </text:p>
      <text:p text:style-name="P14">Очень тихое место, почти без уличного движения.</text:p>
      <text:p text:style-name="P13">Там наши старшие расплачивались <text:span text:style-name="T8">бумажными талонами, девочки расставляли еду на квадратных столиках и звали остальных зайти с улицы.</text:span></text:p>
      <text:p text:style-name="P14">Иногда приходилось ждать, потому что кроме полтавской и нашей тут столовались и другие экскурсионные группы — не из нашего спортзала. </text:p>
      <text:p text:style-name="P14"><text:span text:style-name="T4">В таких случаях</text:span> мы стояли на мосту над неширокой рекой, что неприметно текла между отвесных каменных стен своих берегов.</text:p>
      <text:p text:style-name="P14">- На берегу Мойки ели мы помойки,- составил эпиграмму кто-то из нашей группы.</text:p>
      <text:p text:style-name="P15"/>
      <text:p text:style-name="P9"><text:span text:style-name="T4">(...р</text:span>ифма, конечно, безупречна, но лично у меня к тамошней пище претензий нет — всё как всегда и везде во всех столовых, куда я заворачивал на своём на жизненном пути...<text:span text:style-name="T4">)</text:span></text:p>
      <text:p text:style-name="P9"/>
      <text:p text:style-name="P14">Для белых ночей мы малость припоздали, но всё остальное оказалось на месте. И Невский проспект и Дворцовый мост и обход залов Эрмитажа с картинами Карла Брюллова и голландских живописцев.</text:p>
      <text:p text:style-name="P16">В Исаакиевском соборе для нас запустили маятник Фуко, закреплённый под самым куполом и когда тот, покачавшись, сшиб деревянную стойку, мимо которой сначала пролетал не задевая <text:span text:style-name="T5">её</text:span>, экскурсовод объявил:</text:p>
      <text:p text:style-name="P16">- Вот видите — Земля всё же вертится. Маятник Фуко это научно доказывает. </text:p>
      <text:p text:style-name="P14"><text:soft-page-break/><text:span text:style-name="T4">П</text:span>равда, <text:span text:style-name="T4">крейсер </text:span>«Аврор<text:span text:style-name="T4">а</text:span>» <text:span text:style-name="T4">нас почему-то не принял</text:span>, зато <text:span text:style-name="T4">мы слушали</text:span> <text:s/>как стреляет пушка Адмиралтейства, отмечая полдень, и <text:span text:style-name="T4">ездили</text:span> на Пискарёвское кладбище с зелёными газонами поверх братских могил и <text:span text:style-name="T4">с </text:span>бассейном у тёмной стены, куда посетители бросают мелочь.</text:p>
      <text:p text:style-name="P14"/>
      <text:p text:style-name="P14">День посещения Петергофа выдался пасмурным <text:span text:style-name="T9">и, когда мы шли на катере по Финскому заливу, моря не было видно, а только туман, да круг желтоватой воды с невысокими волнами, как на озере с песчаным дном.</text:span></text:p>
      <text:p text:style-name="P1">Было сыро и скучно, а когда я вышел из пассажирского зала и спустился <text:s/>по короткой крутой лесенке на близкую к воде корму, за которой бурунилась взбитая винтом мутно-жёлтая вода, туда пришёл паренёк-юнга и сказал, что <text:span text:style-name="T5">посторонним</text:span> нельзя, <text:span text:style-name="T4">повесил</text:span> железную цепочку поперёк лесенки и <text:span text:style-name="T10">начал</text:span> мыть палубу кормы <text:span text:style-name="T11">верёвчатой </text:span>шваброй.</text:p>
      <text:p text:style-name="P1">Зато из петергофских фонтанов вода вырывалась высокими белопенными струя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02:43.935492837</meta:creation-date>
    <dc:date>2017-03-01T16:02:51.097049328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6" meta:word-count="1022" meta:character-count="6573" meta:non-whitespace-character-count="5572"/>
    <meta:generator>LibreOffice/4.3.3.2$Linux_x86 LibreOffice_project/430m0$Build-2</meta:generator>
  </office:meta>
</office:document-meta>
</file>